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draw:marker-start-width="0.321cm" draw:marker-end-width="0.321cm" draw:opacity="50%" draw:textarea-horizontal-align="justify" draw:textarea-vertical-align="top" draw:auto-grow-height="false" fo:min-height="3.507cm" fo:min-width="4.608cm" fo:padding-top="0.165cm" fo:padding-bottom="0.165cm" fo:padding-left="0.29cm" fo:padding-right="0.29cm"/>
    </style:style>
    <style:style style:name="gr2" style:family="graphic" style:parent-style-name="standard">
      <style:graphic-properties svg:stroke-width="0.106cm" draw:marker-start-width="0.359cm" draw:marker-end-width="0.359cm" draw:fill-color="#ffff99" draw:textarea-horizontal-align="justify" draw:textarea-vertical-align="middle" draw:auto-grow-height="false" fo:min-height="3.13cm" fo:min-width="19.435cm" fo:padding-top="0.178cm" fo:padding-bottom="0.178cm" fo:padding-left="0.303cm" fo:padding-right="0.303cm"/>
    </style:style>
    <style:style style:name="gr3" style:family="graphic" style:parent-style-name="text">
      <style:graphic-properties draw:textarea-vertical-align="middle" draw:auto-grow-height="false" fo:min-height="3.022cm" fo:min-width="11.177cm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142cm" fo:min-width="6.288cm" fo:padding-top="0.165cm" fo:padding-bottom="0.165cm" fo:padding-left="0.29cm" fo:padding-right="0.29cm"/>
    </style:style>
    <style:style style:name="gr5" style:family="graphic" style:parent-style-name="standard">
      <style:graphic-properties svg:stroke-width="0.106cm" draw:marker-start-width="0.358cm" draw:marker-end-width="0.358cm" draw:fill="solid" draw:fill-color="#729fcf" draw:opacity="50%" draw:textarea-horizontal-align="justify" draw:textarea-vertical-align="top" draw:auto-grow-height="false" fo:min-height="4.171cm" fo:min-width="13.21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draw:marker-start-width="0.359cm" draw:marker-end-width="0.359cm" draw:opacity="50%" draw:textarea-horizontal-align="justify" draw:textarea-vertical-align="top" draw:auto-grow-height="false" fo:min-height="6.015cm" fo:min-width="5.8cm" fo:padding-top="0.178cm" fo:padding-bottom="0.178cm" fo:padding-left="0.303cm" fo:padding-right="0.303cm"/>
    </style:style>
    <style:style style:name="gr7" style:family="graphic" style:parent-style-name="standard">
      <style:graphic-properties svg:stroke-width="0.081cm" draw:marker-start-width="0.321cm" draw:marker-end-width="0.321cm" draw:opacity="50%" draw:textarea-horizontal-align="justify" draw:textarea-vertical-align="middle" draw:auto-grow-height="false" fo:min-height="2.57cm" fo:min-width="4.374cm" fo:padding-top="0.165cm" fo:padding-bottom="0.165cm" fo:padding-left="0.29cm" fo:padding-right="0.2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535cm" fo:min-width="3.53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535cm" fo:min-width="3.53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198cm" fo:min-width="5.209cm"/>
    </style:style>
    <style:style style:name="gr11" style:family="graphic" style:parent-style-name="standard">
      <style:graphic-properties svg:stroke-width="0.081cm" svg:stroke-color="#ff6633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Ultrafine_20_Dashed" svg:stroke-width="0.081cm" svg:stroke-color="#ff6633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ffff00" draw:fill-color="#ffff66" draw:opacity="91%" draw:textarea-horizontal-align="justify" draw:textarea-vertical-align="middle" draw:auto-grow-height="false" fo:min-height="2.291cm" fo:min-width="4.304cm"/>
    </style:style>
    <style:style style:name="gr14" style:family="graphic" style:parent-style-name="standard">
      <style:graphic-properties svg:stroke-width="0.081cm" draw:marker-start-width="0.321cm" draw:marker-end-width="0.321cm" draw:opacity="50%" draw:textarea-horizontal-align="justify" draw:textarea-vertical-align="bottom" draw:auto-grow-height="false" fo:min-height="3.615cm" fo:min-width="12.98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321cm" draw:marker-end-width="0.321cm" draw:opacity="50%" draw:textarea-horizontal-align="justify" draw:textarea-vertical-align="middle" draw:auto-grow-height="false" fo:min-height="3.58cm" fo:min-width="3.642cm" fo:padding-top="0.165cm" fo:padding-bottom="0.165cm" fo:padding-left="0.29cm" fo:padding-right="0.2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08cm" fo:min-width="2.494cm"/>
    </style:style>
    <style:style style:name="gr17" style:family="graphic" style:parent-style-name="standard">
      <style:graphic-properties svg:stroke-width="0.081cm" draw:marker-start-width="0.321cm" draw:marker-end-width="0.321cm" draw:opacity="50%" draw:textarea-horizontal-align="justify" draw:textarea-vertical-align="middle" draw:auto-grow-height="false" fo:min-height="3.541cm" fo:min-width="2.623cm" fo:padding-top="0.165cm" fo:padding-bottom="0.165cm" fo:padding-left="0.29cm" fo:padding-right="0.29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466cm" fo:min-width="4.006cm"/>
    </style:style>
    <style:style style:name="gr19" style:family="graphic" style:parent-style-name="objectwithoutfill">
      <style:graphic-properties draw:stroke="dash" draw:stroke-dash="Ultrafine_20_Dashed" svg:stroke-width="0.081cm" svg:stroke-color="#ff66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draw:stroke-dash="Ultrafine_20_Dashed" svg:stroke-width="0.081cm" svg:stroke-color="#ff66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2.228cm" fo:min-width="5.912cm"/>
    </style:style>
    <style:style style:name="gr22" style:family="graphic" style:parent-style-name="objectwithoutfill">
      <style:graphic-properties draw:stroke="dash" draw:stroke-dash="Ultrafine_20_Dashed" svg:stroke-width="0.081cm" svg:stroke-color="#ff6633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draw:marker-start-width="0.321cm" draw:marker-end-width="0.321cm" draw:fill-color="#ffffff" draw:opacity="50%" draw:textarea-horizontal-align="justify" draw:textarea-vertical-align="middle" draw:auto-grow-height="false" fo:min-height="0.662cm" fo:min-width="4.131cm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25cm" fo:min-width="1.83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99"/>
      <style:paragraph-properties fo:text-align="start"/>
      <style:text-properties style:font-name="Arimo" fo:font-size="19.7999992370605pt"/>
    </style:style>
    <style:style style:name="P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729fcf" draw:opacity="50%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opacity="50%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ff66" draw:opacity="91%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-color="#ffffff" draw:opacity="50%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Arimo" fo:font-size="19.799999237060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88cm" svg:height="3.837cm" svg:x="22.489cm" svg:y="14.265cm">
          <text:p text:style-name="P1"><text:span text:style-name="T1">Supplementary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.935cm" svg:height="3.38cm" svg:x="3.983cm" svg:y="9.443cm">
          <text:p text:style-name="P3"><text:span text:style-name="T2"><text:tab/></text:span><text:span text:style-name="T2">Singularity </text:span><text:span text:style-name="T2"><text:line-break/></text:span><text:span text:style-name="T2"><text:tab/></text:span><text:span text:style-name="T2"> 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677cm" svg:height="3.272cm" svg:x="0.452cm" svg:y="21.3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6.788cm" svg:height="1.392cm" svg:x="8.346cm" svg:y="0.835cm">
          <text:p text:style-name="P1"><text:span text:style-name="T3">OutputVariableEd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821cm" svg:height="4.525cm" svg:x="0.435cm" svg:y="3.377cm">
          <text:p text:style-name="P1">Configuration files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6.406cm" svg:height="6.371cm" svg:x="15.483cm" svg:y="1.463cm">
          <text:p text:style-name="P1"><text:span text:style-name="T4">Model Geophysical Inputs</text:span></text:p>
          <text:p text:style-name="P1"><text:span text:style-name="T4">(NetCDF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4.874cm" svg:height="2.82cm" svg:x="22.141cm" svg:y="4.804cm">
          <text:p text:style-name="P1">Initial conditions</text:p>
          <text:p text:style-name="P1">(NetCDF)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4.038cm" svg:height="2.785cm" svg:x="0.848cm" svg:y="4.589cm">
          <text:p text:style-name="P1">CLASSIC </text:p>
          <text:p text:style-name="P1">parameters</text:p>
          <text:p text:style-name="P1">namelist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038cm" svg:height="2.785cm" svg:x="5.288cm" svg:y="4.589cm">
          <text:p text:style-name="P1">job options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4.038cm" svg:height="2.785cm" svg:x="9.726cm" svg:y="4.589cm">
          <text:p text:style-name="P1">Output </text:p>
          <text:p text:style-name="P1">xml file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709cm" svg:height="4.448cm" svg:x="15.831cm" svg:y="3.002cm">
          <text:p text:style-name="P1"><text:span text:style-name="T4">Meteorological,</text:span></text:p>
          <text:p text:style-name="P1"><text:span text:style-name="T4">{Land cover changes,</text:span></text:p>
          <text:p text:style-name="P1"><text:span text:style-name="T4">GHGs,</text:span></text:p>
          <text:p text:style-name="P1"><text:span text:style-name="T4">Population density,</text:span></text:p>
          <text:p text:style-name="P1"><text:span text:style-name="T4">Lightning density,</text:span></text:p>
          <text:p text:style-name="P1"><text:span text:style-name="T4">Wetland distribution}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.867cm" svg:y1="7.374cm" svg:x2="13.648cm" svg:y2="10.07cm" draw:start-shape="id1" draw:start-glue-point="2" draw:end-shape="id2" draw:end-glue-point="0" svg:d="M2867 7374v1348h10781v1348" svg:viewBox="0 0 10782 2697">
          <text:p/>
        </draw:connector>
        <draw:connector draw:style-name="gr11" draw:text-style-name="P1" draw:layer="layout" svg:x1="7.307cm" svg:y1="7.374cm" svg:x2="13.648cm" svg:y2="10.07cm" draw:start-shape="id3" draw:start-glue-point="2" draw:end-shape="id2" svg:d="M7307 7374v1348h6341v1348" svg:viewBox="0 0 6342 2697">
          <text:p/>
        </draw:connector>
        <draw:connector draw:style-name="gr11" draw:text-style-name="P1" draw:layer="layout" svg:x1="11.745cm" svg:y1="7.374cm" svg:x2="13.648cm" svg:y2="10.07cm" draw:start-shape="id4" draw:start-glue-point="2" draw:end-shape="id2" draw:end-glue-point="0" svg:d="M11745 7374v1348h1903v1348" svg:viewBox="0 0 1904 2697">
          <text:p/>
        </draw:connector>
        <draw:connector draw:style-name="gr11" draw:text-style-name="P1" draw:layer="layout" draw:line-skew="-0.254cm" svg:x1="18.686cm" svg:y1="7.834cm" svg:x2="13.648cm" svg:y2="10.07cm" draw:start-shape="id5" draw:start-glue-point="2" draw:end-shape="id2" draw:end-glue-point="0" svg:d="M18686 7834v890h-5038v1346" svg:viewBox="0 0 5039 2237">
          <text:p/>
        </draw:connector>
        <draw:connector draw:style-name="gr11" draw:text-style-name="P1" draw:layer="layout" draw:line-skew="-0.136cm" svg:x1="24.578cm" svg:y1="7.624cm" svg:x2="13.648cm" svg:y2="10.07cm" draw:start-shape="id6" draw:start-glue-point="2" draw:end-shape="id2" draw:end-glue-point="0" svg:d="M24578 7624v1107h-10930v1339" svg:viewBox="0 0 10931 2447">
          <text:p/>
        </draw:connector>
        <draw:connector draw:style-name="gr12" draw:text-style-name="P1" draw:layer="layout" draw:line-skew="-0.442cm" svg:x1="11.74cm" svg:y1="2.227cm" svg:x2="11.745cm" svg:y2="4.589cm" draw:start-shape="id7" draw:start-glue-point="2" draw:end-shape="id4" draw:end-glue-point="0" svg:d="M11740 2227v759h5v1603" svg:viewBox="0 0 6 2363">
          <text:p/>
        </draw:connector>
        <draw:custom-shape draw:style-name="gr13" draw:text-style-name="P12" draw:layer="layout" svg:width="4.804cm" svg:height="2.541cm" svg:x="18.869cm" svg:y="9.817cm">
          <text:p text:style-name="P1"><text:span text:style-name="T5">Serial dependencies:</text:span></text:p>
          <text:p text:style-name="P1"><text:span text:style-name="T5">make, libnetcdff-dev,</text:span></text:p>
          <text:p text:style-name="P1"><text:span text:style-name="T5">git, gfortran, netcdf-b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489cm" svg:height="3.865cm" svg:x="4.106cm" svg:y="14.265cm">
          <text:p text:style-name="P1">CLASSIC Outputs (NetCDF)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142cm" svg:height="3.83cm" svg:x="18.03cm" svg:y="14.265cm">
          <text:p text:style-name="P1">Model restart</text:p>
          <text:p text:style-name="P1">(NetCDF)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4.397cm" svg:y="15.666cm">
          <text:p text:style-name="P1"><text:span text:style-name="T1">half-hour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7.704cm" svg:y="15.666cm">
          <text:p text:style-name="P1"><text:span text:style-name="T1">dai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11.011cm" svg:y="15.666cm">
          <text:p text:style-name="P1"><text:span text:style-name="T1">monthl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94cm" svg:height="1.358cm" svg:x="14.316cm" svg:y="15.666cm">
          <text:p text:style-name="P1"><text:span text:style-name="T1">annually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203cm" svg:height="3.871cm" svg:x="0.522cm" svg:y="14.265cm">
          <text:p text:style-name="P1">checksum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506cm" svg:height="2.716cm" svg:x="22.83cm" svg:y="15.178cm">
          <text:p text:style-name="P1">bibliography,</text:p>
          <text:p text:style-name="P1">figures,</text:p>
          <text:p text:style-name="P1">markdown files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1.349cm" svg:y1="12.498cm" svg:x2="9.329cm" svg:y2="15.654cm">
          <text:p/>
        </draw:line>
        <draw:line draw:style-name="gr19" draw:text-style-name="P14" draw:layer="layout" svg:x1="10.444cm" svg:y1="12.532cm" svg:x2="5.988cm" svg:y2="15.666cm">
          <text:p/>
        </draw:line>
        <draw:line draw:style-name="gr19" draw:text-style-name="P14" draw:layer="layout" svg:x1="12.463cm" svg:y1="12.498cm" svg:x2="12.518cm" svg:y2="15.68cm">
          <text:p/>
        </draw:line>
        <draw:line draw:style-name="gr19" draw:text-style-name="P14" draw:layer="layout" svg:x1="13.612cm" svg:y1="12.463cm" svg:x2="15.858cm" svg:y2="15.645cm">
          <text:p/>
        </draw:line>
        <draw:line draw:style-name="gr19" draw:text-style-name="P14" draw:layer="layout" svg:x1="10.43cm" svg:y1="12.09cm" svg:x2="2.156cm" svg:y2="14.261cm">
          <text:p/>
        </draw:line>
        <draw:line draw:style-name="gr20" draw:text-style-name="P14" draw:layer="layout" svg:x1="16.745cm" svg:y1="12.463cm" svg:x2="20.192cm" svg:y2="14.308cm">
          <text:p/>
        </draw:line>
        <draw:custom-shape draw:style-name="gr21" draw:text-style-name="P15" xml:id="id2" draw:id="id2" draw:layer="layout" svg:width="6.412cm" svg:height="2.478cm" svg:x="10.442cm" svg:y="10.07cm">
          <text:p text:style-name="P1"><text:span text:style-name="T6">CLASSIC</text:span></text:p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16.867cm" svg:y1="12.104cm" svg:x2="24.99cm" svg:y2="14.262cm">
          <text:p/>
        </draw:line>
        <draw:line draw:style-name="gr19" draw:text-style-name="P14" draw:layer="layout" svg:x1="24.981cm" svg:y1="18.058cm" svg:x2="24.959cm" svg:y2="19.843cm">
          <text:p/>
        </draw:line>
        <draw:custom-shape draw:style-name="gr23" draw:text-style-name="P16" draw:layer="layout" svg:width="4.711cm" svg:height="0.992cm" svg:x="22.728cm" svg:y="19.876cm">
          <text:p text:style-name="P1">Documentation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.382cm" svg:height="0.552cm" svg:x="25.068cm" svg:y="18.454cm">
          <text:p text:style-name="P1"><text:span text:style-name="T1">Doxy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Melton</meta:initial-creator>
    <meta:creation-date>2019-07-09T13:03:47.939777137</meta:creation-date>
    <dc:date>2019-07-10T14:15:40.349656861</dc:date>
    <dc:creator>Joe Melton</dc:creator>
    <meta:editing-duration>PT52M54S</meta:editing-duration>
    <meta:editing-cycles>7</meta:editing-cycles>
    <meta:generator>LibreOffice/6.0.7.3$Linux_X86_64 LibreOffice_project/00m0$Build-3</meta:generator>
    <meta:document-statistic meta:object-count="37"/>
  </office:meta>
</office:document-meta>
</file>